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7cc1a" officeooo:paragraph-rsid="00038063"/>
    </style:style>
    <style:style style:name="P2" style:family="paragraph" style:parent-style-name="Text_20_body">
      <style:text-properties officeooo:rsid="0007cc1a"/>
    </style:style>
    <style:style style:name="P3" style:family="paragraph" style:parent-style-name="Heading_20_2">
      <style:text-properties officeooo:rsid="0007cc1a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7cc1a"/>
    </style:style>
    <style:style style:name="P5" style:family="paragraph" style:parent-style-name="Text_20_body" style:list-style-name="L1">
      <style:text-properties officeooo:rsid="0007cc1a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rsid="0007cc1a"/>
    </style:style>
    <style:style style:name="P7" style:family="paragraph" style:parent-style-name="Text_20_body" style:list-style-name="L2">
      <style:text-properties officeooo:rsid="0007cc1a"/>
    </style:style>
    <style:style style:name="P8" style:family="paragraph" style:parent-style-name="Horizontal_20_Line">
      <style:text-properties officeooo:rsid="0007cc1a"/>
    </style:style>
    <style:style style:name="P9" style:family="paragraph" style:parent-style-name="Heading_20_3">
      <style:text-properties officeooo:rsid="0007cc1a"/>
    </style:style>
    <style:style style:name="P10" style:family="paragraph" style:parent-style-name="Preformatted_20_Text">
      <style:text-properties officeooo:rsid="0007cc1a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rsid="0007cc1a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officeooo:rsid="0007cc1a"/>
    </style:style>
    <style:style style:name="P13" style:family="paragraph" style:parent-style-name="Text_20_body" style:list-style-name="L3">
      <style:text-properties officeooo:rsid="0007cc1a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officeooo:rsid="0007cc1a"/>
    </style:style>
    <style:style style:name="P15" style:family="paragraph" style:parent-style-name="Text_20_body" style:list-style-name="L4">
      <style:text-properties officeooo:rsid="0007cc1a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officeooo:rsid="0007cc1a"/>
    </style:style>
    <style:style style:name="P17" style:family="paragraph" style:parent-style-name="Text_20_body" style:list-style-name="L5">
      <style:text-properties officeooo:rsid="0007cc1a"/>
    </style:style>
    <style:style style:name="P18" style:family="paragraph" style:parent-style-name="Standard">
      <style:text-properties officeooo:rsid="0007cc1a" officeooo:paragraph-rsid="0003806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 André!</text:p>
      <text:p text:style-name="P2">Li todo o documento com atenção e <text:span text:style-name="Strong_20_Emphasis">confirmo que entendi perfeitamente</text:span> o projeto e seus requisitos.</text:p>
      <text:h text:style-name="P3" text:outline-level="2">Resumo do que compreendi:</text:h>
      <text:p text:style-name="P2"><text:span text:style-name="Strong_20_Emphasis">Objetivo</text:span>: Sistema de detecção de anomalias em criptomoedas usando arquitetura AWS simulada localmente (LocalStack), com código Scala/Spark profissional, pronto para portfolio.</text:p>
      <text:p text:style-name="P2"><text:span text:style-name="Strong_20_Emphasis">Ambiente atual</text:span>:</text:p>
      <text:list text:style-name="L1">
        <text:list-item>
          <text:p text:style-name="P4">Windows 11 + WSL2 Ubuntu 22.04 </text:p>
        </text:list-item>
        <text:list-item>
          <text:p text:style-name="P4">Java 17, Git, Python, AWS CLI já instalados </text:p>
        </text:list-item>
        <text:list-item>
          <text:p text:style-name="P5"><text:span text:style-name="Strong_20_Emphasis">Faltam</text:span>: Scala 2.12, SBT, LocalStack, Terraform, Docker Desktop </text:p>
        </text:list-item>
      </text:list>
      <text:p text:style-name="P2"><text:span text:style-name="Strong_20_Emphasis">Requisitos críticos</text:span>:</text:p>
      <text:list text:style-name="L2">
        <text:list-item>
          <text:p text:style-name="P6">✅ Custo zero (LocalStack) </text:p>
        </text:list-item>
        <text:list-item>
          <text:p text:style-name="P6">✅ Código profissional (sem notebooks, sem emojis, sem artifacts) </text:p>
        </text:list-item>
        <text:list-item>
          <text:p text:style-name="P6">✅ Metodologia em fases com checkpoints </text:p>
        </text:list-item>
        <text:list-item>
          <text:p text:style-name="P7">✅ Pedir permissão antes de avançar </text:p>
        </text:list-item>
      </text:list>
      <text:p text:style-name="P2"><text:span text:style-name="Strong_20_Emphasis">Stack</text:span>: Scala 2.12 + SBT + Spark + LocalStack + Terraform + Docker</text:p>
      <text:p text:style-name="P8"/>
      <text:h text:style-name="P3" text:outline-level="2">🎯 FASE 1: PREPARAÇÃO DO AMBIENTE</text:h>
      <text:p text:style-name="P2">Vou detalhar a instalação de cada ferramenta que falta no seu ambiente WSL2.</text:p>
      <text:h text:style-name="P9" text:outline-level="3">1.1 Verificar Docker Desktop</text:h>
      <text:p text:style-name="P2">Primeiro, precisamos confirmar se o Docker Desktop está instalado:</text:p>
      <text:p text:style-name="P2"><text:span text:style-name="Strong_20_Emphasis">No PowerShell (Windows)</text:span>:</text:p>
      <text:p text:style-name="P10"><text:span text:style-name="Source_20_Text">docker --version</text:span></text:p>
      <text:p text:style-name="P11"><text:span text:style-name="Source_20_Text">docker-compose --version</text:span></text:p>
      <text:p text:style-name="P2">Se <text:span text:style-name="Strong_20_Emphasis">NÃO</text:span> estiver instalado:</text:p>
      <text:list text:style-name="L3">
        <text:list-item>
          <text:p text:style-name="P12">Baixar Docker Desktop: https://www.docker.com/products/docker-desktop/ </text:p>
        </text:list-item>
        <text:list-item>
          <text:p text:style-name="P12">Durante instalação, marcar "Use WSL 2 instead of Hyper-V" </text:p>
        </text:list-item>
        <text:list-item>
          <text:p text:style-name="P12">Após instalar, abrir Docker Desktop e ir em Settings → General → confirmar "Use the WSL 2 based engine" </text:p>
        </text:list-item>
        <text:list-item>
          <text:p text:style-name="P13">Em Settings → Resources → WSL Integration → habilitar Ubuntu-22.04 </text:p>
        </text:list-item>
      </text:list>
      <text:p text:style-name="P8"/>
      <text:h text:style-name="P9" text:outline-level="3">1.2 Instalar Scala 2.12.x no WSL2</text:h>
      <text:p text:style-name="P2">Abra o terminal WSL2 (Ubuntu) e execute:</text:p>
      <text:p text:style-name="P10"><text:span text:style-name="Source_20_Text"># Atualizar repositórios</text:span></text:p>
      <text:p text:style-name="P10"><text:span text:style-name="Source_20_Text">sudo apt update</text:span></text:p>
      <text:p text:style-name="P10"><text:soft-page-break/></text:p>
      <text:p text:style-name="P10"><text:span text:style-name="Source_20_Text"># Instalar dependências</text:span></text:p>
      <text:p text:style-name="P10"><text:span text:style-name="Source_20_Text">sudo apt install -y curl gnupg</text:span></text:p>
      <text:p text:style-name="P10"/>
      <text:p text:style-name="P10"><text:span text:style-name="Source_20_Text"># Baixar e instalar Scala 2.12.19 (última versão 2.12.x)</text:span></text:p>
      <text:p text:style-name="P10"><text:span text:style-name="Source_20_Text">cd /tmp</text:span></text:p>
      <text:p text:style-name="P10"><text:span text:style-name="Source_20_Text">wget https://downloads.lightbend.com/scala/2.12.19/scala-2.12.19.deb</text:span></text:p>
      <text:p text:style-name="P10"><text:span text:style-name="Source_20_Text">sudo dpkg -i scala-2.12.19.deb</text:span></text:p>
      <text:p text:style-name="P10"/>
      <text:p text:style-name="P10"><text:span text:style-name="Source_20_Text"># Verificar instalação</text:span></text:p>
      <text:p text:style-name="P11"><text:span text:style-name="Source_20_Text">scala -version</text:span></text:p>
      <text:p text:style-name="P2">Saída esperada: <text:span text:style-name="Source_20_Text">Scala code runner version 2.12.19</text:span></text:p>
      <text:p text:style-name="P8"/>
      <text:h text:style-name="P9" text:outline-level="3">1.3 Instalar SBT (Scala Build Tool)</text:h>
      <text:p text:style-name="P2">Ainda no WSL2:</text:p>
      <text:p text:style-name="P10"><text:span text:style-name="Source_20_Text"># Adicionar repositório SBT</text:span></text:p>
      <text:p text:style-name="P10"><text:span text:style-name="Source_20_Text">echo "deb https://repo.scala-sbt.org/scalasbt/debian all main" | sudo tee /etc/apt/sources.list.d/sbt.list</text:span></text:p>
      <text:p text:style-name="P10"><text:span text:style-name="Source_20_Text">echo "deb https://repo.scala-sbt.org/scalasbt/debian /" | sudo tee /etc/apt/sources.list.d/sbt_old.list</text:span></text:p>
      <text:p text:style-name="P10"><text:span text:style-name="Source_20_Text">curl -sL "https://keyserver.ubuntu.com/pks/lookup?op=get&amp;search=0x2EE0EA64E40A89B84B2DF73499E82A75642AC823" | sudo apt-key add</text:span></text:p>
      <text:p text:style-name="P10"/>
      <text:p text:style-name="P10"><text:span text:style-name="Source_20_Text"># Atualizar e instalar</text:span></text:p>
      <text:p text:style-name="P10"><text:span text:style-name="Source_20_Text">sudo apt update</text:span></text:p>
      <text:p text:style-name="P10"><text:span text:style-name="Source_20_Text">sudo apt install -y sbt</text:span></text:p>
      <text:p text:style-name="P10"/>
      <text:p text:style-name="P10"><text:span text:style-name="Source_20_Text"># Verificar instalação</text:span></text:p>
      <text:p text:style-name="P11"><text:span text:style-name="Source_20_Text">sbt version</text:span></text:p>
      <text:p text:style-name="P2">Saída esperada: <text:span text:style-name="Source_20_Text">sbt version in this project: 1.x.x</text:span> e <text:span text:style-name="Source_20_Text">sbt script version: 1.x.x</text:span></text:p>
      <text:p text:style-name="P8"/>
      <text:h text:style-name="P9" text:outline-level="3">1.4 Instalar LocalStack</text:h>
      <text:p text:style-name="P10"><text:span text:style-name="Source_20_Text"># Instalar via pip3 (Python)</text:span></text:p>
      <text:p text:style-name="P10"><text:span text:style-name="Source_20_Text">pip3 install localstack</text:span></text:p>
      <text:p text:style-name="P10"/>
      <text:p text:style-name="P10"><text:span text:style-name="Source_20_Text"># Adicionar ao PATH (se necessário)</text:span></text:p>
      <text:p text:style-name="P10"><text:span text:style-name="Source_20_Text">echo 'export PATH=$PATH:$HOME/.local/bin' &gt;&gt; ~/.bashrc</text:span></text:p>
      <text:p text:style-name="P10"><text:span text:style-name="Source_20_Text">source ~/.bashrc</text:span></text:p>
      <text:p text:style-name="P10"/>
      <text:p text:style-name="P10"><text:span text:style-name="Source_20_Text"># Verificar instalação</text:span></text:p>
      <text:p text:style-name="P10"><text:span text:style-name="Source_20_Text">localstack --version</text:span></text:p>
      <text:p text:style-name="P10"/>
      <text:p text:style-name="P10"><text:span text:style-name="Source_20_Text"># Instalar LocalStack CLI (awslocal)</text:span></text:p>
      <text:p text:style-name="P11"><text:span text:style-name="Source_20_Text">pip3 install awscli-local</text:span></text:p>
      <text:p text:style-name="P2">Saída esperada: <text:span text:style-name="Source_20_Text">3.x.x</text:span> (versão do LocalStack)</text:p>
      <text:p text:style-name="P8"/>
      <text:h text:style-name="P9" text:outline-level="3"><text:soft-page-break/>1.5 Instalar Terraform</text:h>
      <text:p text:style-name="P10"><text:span text:style-name="Source_20_Text"># Adicionar chave GPG HashiCorp</text:span></text:p>
      <text:p text:style-name="P10"><text:span text:style-name="Source_20_Text">wget -O- https://apt.releases.hashicorp.com/gpg | sudo gpg --dearmor -o /usr/share/keyrings/hashicorp-archive-keyring.gpg</text:span></text:p>
      <text:p text:style-name="P10"/>
      <text:p text:style-name="P10"><text:span text:style-name="Source_20_Text"># Adicionar repositório</text:span></text:p>
      <text:p text:style-name="P10"><text:span text:style-name="Source_20_Text">echo "deb [signed-by=/usr/share/keyrings/hashicorp-archive-keyring.gpg] https://apt.releases.hashicorp.com $(lsb_release -cs) main" | sudo tee /etc/apt/sources.list.d/hashicorp.list</text:span></text:p>
      <text:p text:style-name="P10"/>
      <text:p text:style-name="P10"><text:span text:style-name="Source_20_Text"># Instalar</text:span></text:p>
      <text:p text:style-name="P10"><text:span text:style-name="Source_20_Text">sudo apt update</text:span></text:p>
      <text:p text:style-name="P10"><text:span text:style-name="Source_20_Text">sudo apt install -y terraform</text:span></text:p>
      <text:p text:style-name="P10"/>
      <text:p text:style-name="P10"><text:span text:style-name="Source_20_Text"># Verificar</text:span></text:p>
      <text:p text:style-name="P11"><text:span text:style-name="Source_20_Text">terraform --version</text:span></text:p>
      <text:p text:style-name="P2">Saída esperada: <text:span text:style-name="Source_20_Text">Terraform v1.x.x</text:span></text:p>
      <text:p text:style-name="P8"/>
      <text:h text:style-name="P9" text:outline-level="3">1.6 Configurar LocalStack</text:h>
      <text:p text:style-name="P2">Criar arquivo de configuração:</text:p>
      <text:p text:style-name="P10"><text:span text:style-name="Source_20_Text">cd ~</text:span></text:p>
      <text:p text:style-name="P10"><text:span text:style-name="Source_20_Text">mkdir -p .localstack</text:span></text:p>
      <text:p text:style-name="P11"><text:span text:style-name="Source_20_Text">nano .localstack/config.yml</text:span></text:p>
      <text:p text:style-name="P2">Conteúdo do arquivo:</text:p>
      <text:p text:style-name="P10"><text:span text:style-name="Source_20_Text">version: "1.0"</text:span></text:p>
      <text:p text:style-name="P10"/>
      <text:p text:style-name="P10"><text:span text:style-name="Source_20_Text"># Serviços AWS que serão simulados</text:span></text:p>
      <text:p text:style-name="P10"><text:span text:style-name="Source_20_Text">services:</text:span></text:p>
      <text:p text:style-name="P10"><text:span text:style-name="Source_20_Text"><text:s text:c="2"/>- s3</text:span></text:p>
      <text:p text:style-name="P10"><text:span text:style-name="Source_20_Text"><text:s text:c="2"/>- sns</text:span></text:p>
      <text:p text:style-name="P10"><text:span text:style-name="Source_20_Text"><text:s text:c="2"/>- cloudwatch</text:span></text:p>
      <text:p text:style-name="P10"/>
      <text:p text:style-name="P10"><text:span text:style-name="Source_20_Text"># Configurações</text:span></text:p>
      <text:p text:style-name="P10"><text:span text:style-name="Source_20_Text">edge_port: 4566</text:span></text:p>
      <text:p text:style-name="P10"><text:span text:style-name="Source_20_Text">hostname: localhost</text:span></text:p>
      <text:p text:style-name="P10"><text:span text:style-name="Source_20_Text">hostname_external: localhost</text:span></text:p>
      <text:p text:style-name="P10"/>
      <text:p text:style-name="P10"><text:span text:style-name="Source_20_Text"># Persistência de dados (opcional, para não perder dados ao reiniciar)</text:span></text:p>
      <text:p text:style-name="P11"><text:span text:style-name="Source_20_Text">data_dir: /tmp/localstack/data</text:span></text:p>
      <text:p text:style-name="P2">Salvar (Ctrl+O, Enter, Ctrl+X).</text:p>
      <text:p text:style-name="P8"/>
      <text:h text:style-name="P9" text:outline-level="3">1.7 Testar LocalStack</text:h>
      <text:p text:style-name="P10"><text:span text:style-name="Source_20_Text"># Iniciar LocalStack em background</text:span></text:p>
      <text:p text:style-name="P10"><text:span text:style-name="Source_20_Text">localstack start -d</text:span></text:p>
      <text:p text:style-name="P10"/>
      <text:p text:style-name="P10"><text:span text:style-name="Source_20_Text"># Aguardar 10-15 segundos até inicializar</text:span></text:p>
      <text:p text:style-name="P10"><text:span text:style-name="Source_20_Text">sleep 15</text:span></text:p>
      <text:p text:style-name="P10"/>
      <text:p text:style-name="P10"><text:span text:style-name="Source_20_Text"># Verificar se está rodando</text:span></text:p>
      <text:p text:style-name="P10"><text:span text:style-name="Source_20_Text">localstack status</text:span></text:p>
      <text:p text:style-name="P10"><text:soft-page-break/></text:p>
      <text:p text:style-name="P10"><text:span text:style-name="Source_20_Text"># Testar criação de bucket S3</text:span></text:p>
      <text:p text:style-name="P10"><text:span text:style-name="Source_20_Text">awslocal s3 mb s3://test-bucket</text:span></text:p>
      <text:p text:style-name="P10"><text:span text:style-name="Source_20_Text">awslocal s3 ls</text:span></text:p>
      <text:p text:style-name="P10"/>
      <text:p text:style-name="P10"><text:span text:style-name="Source_20_Text"># Parar LocalStack</text:span></text:p>
      <text:p text:style-name="P11"><text:span text:style-name="Source_20_Text">localstack stop</text:span></text:p>
      <text:p text:style-name="P2">Saída esperada: Bucket criado e listado com sucesso.</text:p>
      <text:p text:style-name="P8"/>
      <text:h text:style-name="P9" text:outline-level="3">1.8 Checklist Final - FASE 1</text:h>
      <text:p text:style-name="P2">Execute todos os comandos de verificação:</text:p>
      <text:p text:style-name="P10"><text:span text:style-name="Source_20_Text"># No WSL2</text:span></text:p>
      <text:p text:style-name="P10"><text:span text:style-name="Source_20_Text">java -version <text:s text:c="10"/># OpenJDK 17.x.x</text:span></text:p>
      <text:p text:style-name="P10"><text:span text:style-name="Source_20_Text">scala -version <text:s text:c="9"/># Scala 2.12.19</text:span></text:p>
      <text:p text:style-name="P10"><text:span text:style-name="Source_20_Text">sbt version <text:s text:c="12"/># sbt 1.x.x</text:span></text:p>
      <text:p text:style-name="P10"><text:span text:style-name="Source_20_Text">terraform --version <text:s text:c="4"/># Terraform v1.x.x</text:span></text:p>
      <text:p text:style-name="P10"><text:span text:style-name="Source_20_Text">localstack --version <text:s text:c="3"/># 3.x.x</text:span></text:p>
      <text:p text:style-name="P10"><text:span text:style-name="Source_20_Text">awslocal --version <text:s text:c="5"/># aws-cli/2.x.x</text:span></text:p>
      <text:p text:style-name="P10"><text:span text:style-name="Source_20_Text">git --version <text:s text:c="10"/># 2.49.0</text:span></text:p>
      <text:p text:style-name="P10"/>
      <text:p text:style-name="P10"><text:span text:style-name="Source_20_Text"># No PowerShell (Windows)</text:span></text:p>
      <text:p text:style-name="P10"><text:span text:style-name="Source_20_Text">docker --version <text:s text:c="7"/># Docker version 24.x.x ou superior</text:span></text:p>
      <text:p text:style-name="P11"><text:span text:style-name="Source_20_Text">docker-compose --version # Docker Compose version v2.x.x</text:span></text:p>
      <text:p text:style-name="P8"/>
      <text:h text:style-name="P3" text:outline-level="2">✅ CHECKPOINT FASE 1</text:h>
      <text:p text:style-name="P2"><text:span text:style-name="Strong_20_Emphasis">Critérios de sucesso</text:span>:</text:p>
      <text:list text:style-name="L4">
        <text:list-item>
          <text:p text:style-name="P14">[ ] Scala 2.12.19 instalado e funcionando </text:p>
        </text:list-item>
        <text:list-item>
          <text:p text:style-name="P14">[ ] SBT instalado e funcionando </text:p>
        </text:list-item>
        <text:list-item>
          <text:p text:style-name="P14">[ ] LocalStack instalado </text:p>
        </text:list-item>
        <text:list-item>
          <text:p text:style-name="P14">[ ] Terraform instalado </text:p>
        </text:list-item>
        <text:list-item>
          <text:p text:style-name="P14">[ ] Docker Desktop configurado com WSL2 </text:p>
        </text:list-item>
        <text:list-item>
          <text:p text:style-name="P14">[ ] <text:span text:style-name="Source_20_Text">localstack start</text:span> executa sem erros </text:p>
        </text:list-item>
        <text:list-item>
          <text:p text:style-name="P15">[ ] <text:span text:style-name="Source_20_Text">awslocal s3 ls</text:span> funciona </text:p>
        </text:list-item>
      </text:list>
      <text:p text:style-name="P8"/>
      <text:p text:style-name="P2"><text:span text:style-name="Strong_20_Emphasis">Próximos passos</text:span>: Após confirmar que todas as ferramentas estão instaladas e funcionando, passaremos para a <text:span text:style-name="Strong_20_Emphasis">FASE 2</text:span> (Estrutura do Projeto + Git).</text:p>
      <text:p text:style-name="P2"><text:span text:style-name="Strong_20_Emphasis">André, por favor</text:span>:</text:p>
      <text:list text:style-name="L5">
        <text:list-item>
          <text:p text:style-name="P16">Execute os comandos de instalação acima </text:p>
        </text:list-item>
        <text:list-item>
          <text:p text:style-name="P16">Me informe se encontrou algum erro </text:p>
        </text:list-item>
        <text:list-item>
          <text:p text:style-name="P16">Confirme o checkpoint com os resultados dos comandos de verificação </text:p>
        </text:list-item>
        <text:list-item>
          <text:p text:style-name="P17"><text:span text:style-name="Strong_20_Emphasis">Peça permissão explícita</text:span> para eu avançar para a FASE 2 </text:p>
        </text:list-item>
      </text:list>
      <text:p text:style-name="P2">Aguardo seu retorno! 🚀</text:p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10:08:52.015592500</meta:creation-date>
    <dc:date>2026-02-06T18:47:43.605022000</dc:date>
    <meta:editing-duration>PT2H23M8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5" meta:paragraph-count="134" meta:word-count="725" meta:character-count="5015" meta:non-whitespace-character-count="4369"/>
  </office:meta>
</office:document-meta>
</file>